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2-15">15.12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19.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1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7" draw:start-glue-point="1" draw:end-shape="id28" draw:end-glue-point="3" svg:d="m15500 12500h500v-500h500">
          <text:p/>
        </draw:connector>
        <draw:g xml:id="id29" draw:id="id29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7" draw:start-glue-point="1" draw:end-shape="id29" draw:end-glue-point="3" svg:d="m1550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19.5cm" svg:y2="11cm" draw:start-shape="id30" draw:start-glue-point="1" draw:end-shape="id31" svg:d="m17500 8500h1000v2500h1000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10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19.5cm" svg:y2="11cm" draw:start-shape="id32" draw:start-glue-point="1" draw:end-shape="id31" draw:end-glue-point="3" svg:d="m17500 10000h1000v1000h1000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1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7" draw:end-glue-point="3" svg:d="m12625 11500v1000h625">
          <text:p/>
        </draw:connector>
        <draw:connector draw:style-name="gr4" draw:text-style-name="P1" draw:layer="layout" svg:x1="18.75cm" svg:y1="12cm" svg:x2="20.625cm" svg:y2="11.5cm" draw:start-shape="id28" draw:start-glue-point="1" draw:end-shape="id31" draw:end-glue-point="2" svg:d="m18750 12000h1875v-500">
          <text:p/>
        </draw:connector>
        <draw:connector draw:style-name="gr4" draw:text-style-name="P1" draw:layer="layout" svg:x1="18.75cm" svg:y1="13.5cm" svg:x2="20.625cm" svg:y2="11.5cm" draw:start-shape="id29" draw:start-glue-point="1" draw:end-shape="id31" draw:end-glue-point="2" svg:d="m18750 13500h187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  <draw:g xml:id="id40" draw:id="id40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10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40" draw:end-glue-point="3" svg:d="m12625 11500v3500h1625">
          <text:p/>
        </draw:connector>
        <draw:connector draw:style-name="gr4" draw:text-style-name="P1" draw:layer="layout" svg:x1="17cm" svg:y1="15cm" svg:x2="20.625cm" svg:y2="11.5cm" draw:start-shape="id40" draw:start-glue-point="1" draw:end-shape="id31" draw:end-glue-point="2" svg:d="m17000 15000h3625v-3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1-12-15">15.12.11</text:date></text:span></text:p>
          </draw:text-box>
        </draw:frame>
        <draw:g xml:id="id46" draw:id="id46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1" draw:start-glue-point="1" draw:end-shape="id42" draw:end-glue-point="3" svg:d="m6250 8500h1250">
          <text:p/>
        </draw:connector>
        <draw:g xml:id="id45" draw:id="id45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3" draw:start-glue-point="1" draw:end-shape="id44" draw:end-glue-point="3" svg:d="m3250 6500h1125v-1500h1125">
          <text:p/>
        </draw:connector>
        <draw:connector draw:style-name="gr4" draw:text-style-name="P1" draw:layer="layout" svg:x1="8cm" svg:y1="5cm" svg:x2="14.375cm" svg:y2="6cm" draw:start-shape="id44" draw:start-glue-point="1" draw:end-shape="id45" draw:end-glue-point="0" svg:d="m8000 5000h6375v1000">
          <text:p/>
        </draw:connector>
        <draw:connector draw:style-name="gr4" draw:text-style-name="P1" draw:layer="layout" svg:x1="3.25cm" svg:y1="6.5cm" svg:x2="5.5cm" svg:y2="6.5cm" draw:start-shape="id43" draw:start-glue-point="1" draw:end-shape="id46" svg:d="m3250 6500h2250">
          <text:p/>
        </draw:connector>
        <draw:connector draw:style-name="gr4" draw:text-style-name="P1" draw:layer="layout" svg:x1="8cm" svg:y1="6.5cm" svg:x2="9.5cm" svg:y2="6.5cm" draw:start-shape="id46" draw:start-glue-point="1" draw:end-shape="id47" draw:end-glue-point="3" svg:d="m8000 6500h1500">
          <text:p/>
        </draw:connector>
        <draw:connector draw:style-name="gr4" draw:text-style-name="P1" draw:layer="layout" svg:x1="11.75cm" svg:y1="6.5cm" svg:x2="13.25cm" svg:y2="6.5cm" draw:start-shape="id47" draw:start-glue-point="1" draw:end-shape="id45" draw:end-glue-point="3" svg:d="m11750 6500h1500">
          <text:p/>
        </draw:connector>
        <draw:connector draw:style-name="gr4" draw:text-style-name="P1" draw:layer="layout" svg:x1="2.125cm" svg:y1="7cm" svg:x2="4cm" svg:y2="8.5cm" draw:start-shape="id43" draw:start-glue-point="2" draw:end-shape="id41" svg:d="m2125 7000v1500h1875">
          <text:p/>
        </draw:connector>
        <draw:connector draw:style-name="gr4" draw:text-style-name="P1" draw:layer="layout" svg:x1="9.75cm" svg:y1="8.5cm" svg:x2="10.625cm" svg:y2="7cm" draw:start-shape="id42" draw:start-glue-point="1" draw:end-shape="id47" svg:d="m9750 8500h875v-1500">
          <text:p/>
        </draw:connector>
        <draw:connector draw:style-name="gr4" draw:text-style-name="P1" draw:layer="layout" svg:x1="15.5cm" svg:y1="6.5cm" svg:x2="17.25cm" svg:y2="5cm" draw:start-shape="id45" draw:start-glue-point="1" draw:end-shape="id48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5" draw:start-glue-point="1" draw:end-shape="id49" draw:end-glue-point="3" svg:d="m15500 6500h1800">
          <text:p/>
        </draw:connector>
        <draw:connector draw:style-name="gr4" draw:text-style-name="P1" draw:layer="layout" svg:x1="15.5cm" svg:y1="6.5cm" svg:x2="17.25cm" svg:y2="8cm" draw:start-shape="id45" draw:start-glue-point="1" draw:end-shape="id50" draw:end-glue-point="3" svg:d="m15500 6500h875v1500h875">
          <text:p/>
        </draw:connector>
        <draw:g xml:id="id54" draw:id="id54">
          <draw:rect draw:style-name="gr1" draw:text-style-name="P3" draw:layer="layout" svg:width="2.25cm" svg:height="1cm" svg:x="4.5cm" svg:y="11.5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cm" svg:y="11.5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1.25cm" svg:y="11.5cm">
            <text:p text:style-name="P1"><text:span text:style-name="T2">Milestone 9</text:span></text:p>
          </draw:rect>
          <draw:custom-shape draw:style-name="gr5" draw:text-style-name="P1" draw:layer="layout" svg:width="0.25cm" svg:height="0.25cm" svg:x="1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5cm" svg:x2="26.45cm" svg:y2="6.5cm" draw:start-shape="id48" draw:start-glue-point="1" draw:end-shape="id51" svg:d="m19500 5000h3475v1500h3475">
          <text:p/>
        </draw:connector>
        <draw:connector draw:style-name="gr4" draw:text-style-name="P1" draw:layer="layout" svg:x1="20cm" svg:y1="6.5cm" svg:x2="26.45cm" svg:y2="6.5cm" draw:start-shape="id49" draw:start-glue-point="1" draw:end-shape="id51" draw:end-glue-point="3" svg:d="m20000 6500h6450">
          <text:p/>
        </draw:connector>
        <draw:connector draw:style-name="gr4" draw:text-style-name="P1" draw:layer="layout" svg:x1="19.5cm" svg:y1="8cm" svg:x2="26.45cm" svg:y2="6.5cm" draw:start-shape="id50" draw:start-glue-point="1" draw:end-shape="id51" draw:end-glue-point="3" svg:d="m19500 8000h3475v-1500h3475">
          <text:p/>
        </draw:connector>
        <draw:g xml:id="id53" draw:id="id53">
          <draw:rect draw:style-name="gr1" draw:text-style-name="P3" draw:layer="layout" svg:width="2.25cm" svg:height="1cm" svg:x="4.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0.5cm" draw:start-shape="id52" draw:end-shape="id53" draw:end-glue-point="3" svg:d="m3250 12000h625v-1500h625">
          <text:p/>
        </draw:connector>
        <draw:connector draw:style-name="gr4" draw:text-style-name="P1" draw:layer="layout" svg:x1="3.25cm" svg:y1="12cm" svg:x2="4.5cm" svg:y2="12cm" draw:start-shape="id52" draw:start-glue-point="1" draw:end-shape="id54" svg:d="m3250 12000h1250">
          <text:p/>
        </draw:connector>
        <draw:g xml:id="id55" draw:id="id55">
          <draw:rect draw:style-name="gr1" draw:text-style-name="P3" draw:layer="layout" svg:width="2.25cm" svg:height="1cm" svg:x="4.5cm" svg:y="13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7" draw:id="id57">
          <draw:rect draw:style-name="gr1" draw:text-style-name="P3" draw:layer="layout" svg:width="2.25cm" svg:height="1cm" svg:x="7.75cm" svg:y="11.5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3.5cm" draw:start-shape="id52" draw:start-glue-point="1" draw:end-shape="id55" draw:end-glue-point="3" svg:d="m3250 12000h625v1500h625">
          <text:p/>
        </draw:connector>
        <draw:connector draw:style-name="gr4" draw:text-style-name="P1" draw:layer="layout" svg:x1="6.75cm" svg:y1="10.5cm" svg:x2="12.375cm" svg:y2="11.5cm" draw:start-shape="id53" draw:start-glue-point="1" draw:end-shape="id56" draw:end-glue-point="0" svg:d="m6750 10500h5625v1000">
          <text:p/>
        </draw:connector>
        <draw:connector draw:style-name="gr4" draw:text-style-name="P1" draw:layer="layout" svg:x1="6.75cm" svg:y1="12cm" svg:x2="7.75cm" svg:y2="12cm" draw:start-shape="id54" draw:start-glue-point="1" draw:end-shape="id57" svg:d="m6750 12000h1000">
          <text:p/>
        </draw:connector>
        <draw:connector draw:style-name="gr4" draw:text-style-name="P1" draw:layer="layout" svg:x1="10cm" svg:y1="12cm" svg:x2="11.25cm" svg:y2="12cm" draw:start-shape="id57" draw:start-glue-point="1" draw:end-shape="id56" svg:d="m10000 12000h1250">
          <text:p/>
        </draw:connector>
        <draw:connector draw:style-name="gr4" draw:text-style-name="P1" draw:layer="layout" svg:x1="6.75cm" svg:y1="13.5cm" svg:x2="12.375cm" svg:y2="12.5cm" draw:start-shape="id55" draw:start-glue-point="1" draw:end-shape="id56" draw:end-glue-point="2" svg:d="m6750 13500h5625v-1000">
          <text:p/>
        </draw:connector>
      </draw:page>
      <draw:page draw:name="page3" draw:style-name="dp1" draw:master-page-name="Standard">
        <draw:g xml:id="id58" draw:id="id58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8" draw:start-glue-point="1" draw:end-shape="id59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8" draw:start-glue-point="1" draw:end-shape="id60" draw:end-glue-point="3" svg:d="m3750 16500h1250">
          <text:p/>
        </draw:connector>
        <draw:g xml:id="id61" draw:id="id61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8" draw:start-glue-point="1" draw:end-shape="id61" svg:d="m3750 16500h625v1500h625">
          <text:p/>
        </draw:connector>
        <draw:g xml:id="id62" draw:id="id62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8" draw:start-glue-point="1" draw:end-shape="id62" draw:end-glue-point="3" svg:d="m3750 16500h625v3000h625">
          <text:p/>
        </draw:connector>
        <draw:g xml:id="id63" draw:id="id63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8" draw:start-glue-point="1" draw:end-shape="id63" draw:end-glue-point="3" svg:d="m3750 16500h625v-3000h625">
          <text:p/>
        </draw:connector>
        <draw:g xml:id="id64" draw:id="id64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4" draw:start-glue-point="1" draw:end-shape="id65" svg:d="m10250 16500h1250">
          <text:p/>
        </draw:connector>
        <draw:g xml:id="id66" draw:id="id66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4" draw:start-glue-point="1" draw:end-shape="id66" draw:end-glue-point="3" svg:d="m10250 16500h625v1500h625">
          <text:p/>
        </draw:connector>
        <draw:g xml:id="id67" draw:id="id67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7" draw:start-glue-point="1" draw:end-shape="id68" draw:end-glue-point="3" svg:d="m16750 18500h500v-500h500">
          <text:p/>
        </draw:connector>
        <draw:g xml:id="id69" draw:id="id69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7" draw:start-glue-point="1" draw:end-shape="id69" draw:end-glue-point="3" svg:d="m16750 18500h500v1000h500">
          <text:p/>
        </draw:connector>
        <draw:g xml:id="id70" draw:id="id70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0" draw:start-glue-point="1" draw:end-shape="id71" draw:end-glue-point="3" svg:d="m22750 17500h625v-1000h625">
          <text:p/>
        </draw:connector>
        <draw:g xml:id="id72" draw:id="id72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0" draw:start-glue-point="1" draw:end-shape="id72" draw:end-glue-point="3" svg:d="m22750 17500h625v500h625">
          <text:p/>
        </draw:connector>
        <draw:g xml:id="id73" draw:id="id73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0" draw:start-glue-point="1" draw:end-shape="id73" draw:end-glue-point="3" svg:d="m22750 17500h625v2000h625">
          <text:p/>
        </draw:connector>
        <draw:g xml:id="id74" draw:id="id74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1" draw:start-glue-point="1" draw:end-shape="id74" draw:end-glue-point="3" svg:d="m26500 16500h500">
          <text:p/>
        </draw:connector>
        <draw:g xml:id="id88" draw:id="id88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75" draw:start-glue-point="1" draw:end-shape="id76" draw:end-glue-point="3" svg:d="m14000 13500h1250">
          <text:p/>
        </draw:connector>
        <draw:connector draw:style-name="gr4" draw:text-style-name="P1" draw:layer="layout" svg:x1="14cm" svg:y1="13.5cm" svg:x2="15.25cm" svg:y2="12cm" draw:start-shape="id75" draw:start-glue-point="1" draw:end-shape="id77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75" draw:start-glue-point="1" draw:end-shape="id78" svg:d="m14000 13500h625v1500h625">
          <text:p/>
        </draw:connector>
        <draw:g xml:id="id79" draw:id="id79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75" draw:start-glue-point="1" draw:end-shape="id79" draw:end-glue-point="3" svg:d="m14000 13500h625v-3000h625">
          <text:p/>
        </draw:connector>
        <draw:g xml:id="id80" draw:id="id80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75" draw:start-glue-point="1" draw:end-shape="id80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1" draw:start-glue-point="1" draw:end-shape="id82" draw:end-glue-point="3" svg:d="m13500 7000h1750">
          <text:p/>
        </draw:connector>
        <draw:g xml:id="id83" draw:id="id83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75" draw:start-glue-point="1" draw:end-shape="id83" draw:end-glue-point="3" svg:d="m14000 13500h625v-4500h625">
          <text:p/>
        </draw:connector>
        <draw:g xml:id="id85" draw:id="id85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2" draw:start-glue-point="1" draw:end-shape="id84" draw:end-glue-point="3" svg:d="m17500 7000h875v-1500h875">
          <text:p/>
        </draw:connector>
        <draw:connector draw:style-name="gr4" draw:text-style-name="P1" draw:layer="layout" svg:x1="17.5cm" svg:y1="7cm" svg:x2="19.25cm" svg:y2="7cm" draw:start-shape="id82" draw:start-glue-point="1" draw:end-shape="id85" draw:end-glue-point="3" svg:d="m17500 7000h1750">
          <text:p/>
        </draw:connector>
        <draw:connector draw:style-name="gr4" draw:text-style-name="P1" draw:layer="layout" svg:x1="17.5cm" svg:y1="7cm" svg:x2="19.25cm" svg:y2="8.5cm" draw:start-shape="id82" draw:start-glue-point="1" draw:end-shape="id86" svg:d="m17500 7000h875v1500h875">
          <text:p/>
        </draw:connector>
        <draw:g xml:id="id87" draw:id="id87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0" draw:start-glue-point="1" draw:end-shape="id87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8" draw:start-glue-point="1" draw:end-shape="id89" draw:end-glue-point="3" svg:d="m24500 7000h625v-1500h625">
          <text:p/>
        </draw:connector>
        <draw:connector draw:style-name="gr4" draw:text-style-name="P1" draw:layer="layout" svg:x1="24.5cm" svg:y1="7cm" svg:x2="25.75cm" svg:y2="7cm" draw:start-shape="id88" draw:start-glue-point="1" draw:end-shape="id90" svg:d="m24500 7000h1250">
          <text:p/>
        </draw:connector>
        <draw:connector draw:style-name="gr4" draw:text-style-name="P1" draw:layer="layout" svg:x1="24.5cm" svg:y1="7cm" svg:x2="25.75cm" svg:y2="8.5cm" draw:start-shape="id88" draw:start-glue-point="1" draw:end-shape="id91" svg:d="m24500 7000h625v1500h625">
          <text:p/>
        </draw:connector>
        <draw:g xml:id="id92" draw:id="id92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0" draw:start-glue-point="1" draw:end-shape="id92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2-15T13:13:37.56</dc:date>
    <meta:editing-duration>P16DT21H24M28S</meta:editing-duration>
    <meta:editing-cycles>99</meta:editing-cycles>
    <meta:generator>OpenOffice.org/3.3$Win32 OpenOffice.org_project/330m20$Build-9567</meta:generator>
    <dc:creator>Thomas Tosik</dc:creator>
    <meta:document-statistic meta:object-count="407"/>
  </office:meta>
</office:document-meta>
</file>